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ubtitle">
      <style:paragraph-properties fo:margin-left="5.08cm" fo:margin-right="0cm" fo:text-align="start" style:justify-single-word="false" fo:text-indent="0cm" style:auto-text-indent="false"/>
    </style:style>
    <style:style style:name="P14" style:family="paragraph" style:parent-style-name="Subtitle">
      <style:paragraph-properties fo:margin-left="6.35cm" fo:margin-right="0cm" fo:text-align="start" style:justify-single-word="false" fo:text-indent="0cm" style:auto-text-indent="false"/>
    </style:style>
    <style:style style:name="P15" style:family="paragraph" style:parent-style-name="Subtitle">
      <style:paragraph-properties fo:margin-left="3.81cm" fo:margin-right="0cm" fo:text-align="start" style:justify-single-word="false" fo:text-indent="0cm" style:auto-text-indent="false"/>
    </style:style>
    <style:style style:name="P16" style:family="paragraph" style:parent-style-name="Title">
      <style:paragraph-properties fo:break-before="page"/>
    </style:style>
    <style:style style:name="P17" style:family="paragraph" style:parent-style-name="Subtitle">
      <style:text-properties officeooo:paragraph-rsid="003e2938"/>
    </style:style>
    <style:style style:name="P18" style:family="paragraph" style:parent-style-name="Title">
      <style:text-properties officeooo:paragraph-rsid="003e2938"/>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Standard_20__28_user_29_" style:list-style-name="WWNum2"/>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3f3037"/>
    </style:style>
    <style:style style:name="T26" style:family="text">
      <style:text-properties officeooo:rsid="0042d134"/>
    </style:style>
    <style:style style:name="T27" style:family="text">
      <style:text-properties officeooo:rsid="0044bb90"/>
    </style:style>
    <style:style style:name="T28" style:family="text">
      <style:text-properties officeooo:rsid="00467de1"/>
    </style:style>
    <style:style style:name="T29" style:family="text">
      <style:text-properties officeooo:rsid="00482919"/>
    </style:style>
    <style:style style:name="T30" style:family="text">
      <style:text-properties officeooo:rsid="00487e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2">Basic </text:span><text:span text:style-name="T7">Reference</text:span></text:h>
      <text:p text:style-name="P2">At present this reference is for version 0.6<text:span text:style-name="T30">9b</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6">.</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3">Call print.message(“Hello”,42)</text:p>
      <text:p text:style-name="Standard_20__28_user_29_"><text:tab/><text:tab/><text:tab/><text:tab/>….</text:p>
      <text:p text:style-name="P13">Proc print.message(msg$,n)</text:p>
      <text:p text:style-name="P14">Print msg$+“World <text:s/>x “+str$(n)</text:p>
      <text:p text:style-name="P13">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vent()</text:p>
      <text:p text:style-name="P9"><text:soft-page-break/>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 <text:span text:style-name="T28">If the event variable is set to -1 it will never fire, so this can be used to create one shots </text:span><text:span text:style-name="T29">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text:soft-page-break/>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7">31</text:span>, the default being <text:span text:style-name="T26">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text:soft-page-break/>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text:soft-page-break/>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text:soft-page-break/>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18">m<text:span text:style-name="T24">ax()</text:span></text:p>
      <text:p text:style-name="P11">Returns the <text:span text:style-name="T24">larg</text:span>er of the two parameters using signed comparison</text:p>
      <text:p text:style-name="P17">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18">min<text:span text:style-name="T24">()</text:span></text:p>
      <text:p text:style-name="P11">Returns the smaller of the two parameters using signed comparison</text:p>
      <text:p text:style-name="P17">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8"><text:soft-page-break/>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text:soft-page-break/>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text:soft-page-break/>repeat <text:tab/>until</text:p>
      <text:p text:style-name="Standard_20__28_user_29_">Conditional loop, which is tested at the bottom.</text:p>
      <text:p text:style-name="P15">repeat</text:p>
      <text:p text:style-name="P13">call drink.a.pint()</text:p>
      <text:p text:style-name="P15">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text:soft-page-break/>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text:soft-page-break/>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text:soft-page-break/>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084464700" text:style-name="WWNum2">
        <text:list-item>
          <text:p text:style-name="P20">The first two are the graphic position of the map on the screen</text:p>
        </text:list-item>
        <text:list-item>
          <text:p text:style-name="P20">The second two are the position in that map, in pixels of the top left drawn graphics position.</text:p>
        </text:list-item>
        <text:list-item>
          <text:p text:style-name="P20">The third is the size of the tilemap in tiles, e.g. 10 x 5 =&gt; 160 x 80, 16 pixels each dimension.</text:p>
        </text:list-item>
        <text:list-item>
          <text:p text:style-name="P20">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text:soft-page-break/>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5">While wife.very.cross</text:p>
      <text:p text:style-name="P13">Call buy.flowers()</text:p>
      <text:p text:style-name="P13">Call grovel()</text:p>
      <text:p text:style-name="P15">wend</text:p>
      <text:p text:style-name="Title">xor</text:p>
      <text:p text:style-name="Standard_20__28_user_29_"><text:soft-page-break/>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3</meta:editing-cycles>
    <meta:creation-date>2020-04-01T13:44:00</meta:creation-date>
    <dc:date>2020-04-14T15:02:31.120010413</dc:date>
    <meta:editing-duration>PT44M17S</meta:editing-duration>
    <meta:generator>LibreOffice/6.4.2.2$Linux_X86_64 LibreOffice_project/40$Build-2</meta:generator>
    <meta:document-statistic meta:table-count="0" meta:image-count="0" meta:object-count="0" meta:page-count="17" meta:paragraph-count="336" meta:word-count="4253" meta:character-count="23715" meta:non-whitespace-character-count="196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